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Mono NF" svg:font-family="'CaskaydiaMono NF'"/>
    <style:font-face style:name="CaskaydiaMono NF1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kaydiaMono NF1" fo:font-size="24pt" officeooo:rsid="000dd732" officeooo:paragraph-rsid="000dd732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CaskaydiaMono NF1" fo:font-size="12pt" officeooo:rsid="000dd732" officeooo:paragraph-rsid="000dd732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0f4600" officeooo:paragraph-rsid="000f460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140de" officeooo:paragraph-rsid="001140d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0f4600" officeooo:paragraph-rsid="000f460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13ac4d" officeooo:paragraph-rsid="0013ac4d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13bc07" officeooo:paragraph-rsid="0013bc07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skaydiaMono NF1" fo:font-size="18pt" fo:font-weight="bold" officeooo:rsid="0013ac4d" officeooo:paragraph-rsid="0013ac4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ac4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bc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60f60" officeooo:paragraph-rsid="00160f6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ac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3ac4d" officeooo:paragraph-rsid="0013bc0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skaydiaMono NF1" fo:font-size="12pt" fo:font-weight="normal" officeooo:rsid="001140de" officeooo:paragraph-rsid="0013bc07" style:font-size-asian="10.5pt" style:font-weight-asian="normal" style:font-size-complex="12pt" style:font-weight-complex="normal"/>
    </style:style>
    <style:style style:name="T1" style:family="text">
      <style:text-properties officeooo:rsid="000f4600"/>
    </style:style>
    <style:style style:name="T2" style:family="text">
      <style:text-properties officeooo:rsid="0012b749"/>
    </style:style>
    <style:style style:name="T3" style:family="text">
      <style:text-properties officeooo:rsid="0013bc07"/>
    </style:style>
    <style:style style:name="T4" style:family="text">
      <style:text-properties officeooo:rsid="001140de"/>
    </style:style>
    <style:style style:name="T5" style:family="text">
      <style:text-properties style:font-name="Liberation Serif" officeooo:rsid="0013bc07"/>
    </style:style>
    <style:style style:name="T6" style:family="text">
      <style:text-properties style:font-name="CaskaydiaMono NF" officeooo:rsid="0013bc07"/>
    </style:style>
    <style:style style:name="T7" style:family="text">
      <style:text-properties style:font-name="CaskaydiaMono NF1" officeooo:rsid="0013bc07"/>
    </style:style>
    <style:style style:name="T8" style:family="text">
      <style:text-properties officeooo:rsid="0014e77d"/>
    </style:style>
    <style:style style:name="T9" style:family="text">
      <style:text-properties fo:font-size="26pt" style:font-size-asian="10.5pt" style:font-size-complex="12pt"/>
    </style:style>
    <style:style style:name="T10" style:family="text">
      <style:text-properties fo:font-size="28pt" style:font-size-asian="10.5pt" style:font-size-complex="12pt"/>
    </style:style>
    <style:style style:name="T11" style:family="text">
      <style:text-properties fo:font-size="30pt" style:font-size-asian="10.5pt" style:font-size-complex="12pt"/>
    </style:style>
    <style:style style:name="T12" style:family="text">
      <style:text-properties fo:font-size="12pt"/>
    </style:style>
    <style:style style:name="T13" style:family="text">
      <style:text-properties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tructures and Algorithms</text:p>
      <text:p text:style-name="P1"/>
      <text:p text:style-name="P2">They are basically tried and tested, the most efficient ways to store data <text:span text:style-name="T1">and perform operations.</text:span></text:p>
      <text:p text:style-name="P2"/>
      <text:p text:style-name="P5">Datatypes:</text:p>
      <text:p text:style-name="P5"/>
      <text:p text:style-name="P3">rules to allocate and read memory for storing values</text:p>
      <text:p text:style-name="P3"/>
      <text:p text:style-name="P5">Datastructures:</text:p>
      <text:p text:style-name="P5"/>
      <text:p text:style-name="P3">These define ways to store data such that the time and space complexity are optimised to the maximum extent. </text:p>
      <text:p text:style-name="P3"/>
      <text:p text:style-name="P4">Any datatstructure must have 3 basic operations: </text:p>
      <text:p text:style-name="P4">- Traversal</text:p>
      <text:p text:style-name="P4">- Insertion</text:p>
      <text:p text:style-name="P4">- Deletion</text:p>
      <text:p text:style-name="P4"/>
      <text:p text:style-name="P4">There are 3 ways to measure time complexity:</text:p>
      <text:p text:style-name="P4"/>
      <text:p text:style-name="P4">- Big-O notation (worst case)</text:p>
      <text:p text:style-name="P4">- Omega notation (best <text:s/>case)</text:p>
      <text:p text:style-name="P4">- Theta notation (mean <text:s/>case<text:span text:style-name="T2">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Datastructures:</text:p>
      <text:p text:style-name="P10">The datastructure is a storage that is used to store and organise data. It is a way of arranging data on a computer system so that it can be accessed and updated efficiently. </text:p>
      <text:p text:style-name="P10"/>
      <text:p text:style-name="P8">Types of datastructures:</text:p>
      <text:p text:style-name="P9">|</text:p>
      <text:p text:style-name="P9">|→ Primitive Datastructures</text:p>
      <text:p text:style-name="P9">| <text:s/>|</text:p>
      <text:p text:style-name="P9">| <text:s/>|→ Int</text:p>
      <text:p text:style-name="P9">| <text:s/>|→ Float</text:p>
      <text:p text:style-name="P9">| <text:s/>|→ Char</text:p>
      <text:p text:style-name="P11">| <text:s/>|→ Long</text:p>
      <text:p text:style-name="P11">| <text:s/>|→ Double</text:p>
      <text:p text:style-name="P11">| <text:s/>|...</text:p>
      <text:p text:style-name="P9">|</text:p>
      <text:p text:style-name="P9">|→ Non-primitive</text:p>
      <text:p text:style-name="P9">| <text:s/>|</text:p>
      <text:p text:style-name="P9">| <text:s/>|→ Linear</text:p>
      <text:p text:style-name="P9">| <text:s/>| <text:s/>|</text:p>
      <text:p text:style-name="P9">| <text:s/>| <text:s/>|→ Static</text:p>
      <text:p text:style-name="P9">| <text:s/>| <text:s/>| <text:s/>|→ Arrays</text:p>
      <text:p text:style-name="P9">| <text:s/>| <text:s/>|</text:p>
      <text:p text:style-name="P9">| <text:s/>| <text:s/>|→ Dynamic</text:p>
      <text:p text:style-name="P9">| <text:s/>| <text:s/>| <text:s/>|</text:p>
      <text:p text:style-name="P9">| <text:s/>| <text:s/>| <text:s/>|→ Stacks</text:p>
      <text:p text:style-name="P9">| <text:s/>| <text:s/>| <text:s/>|→ Queues</text:p>
      <text:p text:style-name="P9">| <text:s/>| <text:s/>| <text:s/>|→ Linked Lists</text:p>
      <text:p text:style-name="P9">| <text:s/>|</text:p>
      <text:p text:style-name="P9">| <text:s/>|→ Non-Linear</text:p>
      <text:p text:style-name="P9">| <text:s/>| <text:s/>|</text:p>
      <text:p text:style-name="P9">| <text:s/>| <text:s/>|→ Trees</text:p>
      <text:p text:style-name="P9">| <text:s/>| <text:s/>|→ Graphs</text:p>
      <text:p text:style-name="P9"/>
      <text:p text:style-name="P6">Linear datastructures:</text:p>
      <text:p text:style-name="P12">datastructure in which data elements are arranged sequentially/linearly where each element is attached to it’s previous and next adjacent element is called a linear datastructure</text:p>
      <text:p text:style-name="P12"/>
      <text:p text:style-name="P12">- Static datastructure:</text:p>
      <text:p text:style-name="P12">Datastructure having fixed memory size (e.g. arrays) </text:p>
      <text:p text:style-name="P12"/>
      <text:p text:style-name="P12">- Dynamic datastructure:</text:p>
      <text:p text:style-name="P12">Size is not fixed. Can be updated at runtime. (e.g. Queues, Stacks, Linked lists) </text:p>
      <text:p text:style-name="P12"/>
      <text:p text:style-name="P8"><text:soft-page-break/>Non-Linear datastructures:</text:p>
      <text:p text:style-name="P12">Datastructure where data elements are not placed sequentially or linearly are called non-linear datastructures. We cannot traverse all the elements in a single round/iteration. </text:p>
      <text:p text:style-name="P12"/>
      <text:p text:style-name="P12">e.g. trees and graphs. </text:p>
      <text:p text:style-name="P12"/>
      <text:p text:style-name="P8">Characteristics of datastructures:</text:p>
      <text:p text:style-name="P12">- Correctness: </text:p>
      <text:p text:style-name="P12"><text:tab/>Datastructure implementation should implement it’s interface correctly. </text:p>
      <text:p text:style-name="P12"/>
      <text:p text:style-name="P12">- Time Complexity:</text:p>
      <text:p text:style-name="P12"><text:tab/>Running time/ execution time of operations of datastructures must be as small as possible. </text:p>
      <text:p text:style-name="P12"><text:tab/><text:span text:style-name="T3">Execution time bases: (repeated from introduction)</text:span></text:p>
      <text:p text:style-name="P13"><text:tab/><text:tab/><text:span text:style-name="T4">- Big-O notation (worst case) </text:span><text:span text:style-name="T3">O(?)</text:span></text:p>
      <text:p text:style-name="P14"><text:tab/><text:tab/>- Omega notation (best <text:s/>case) <text:span text:style-name="T7">Ω(?)</text:span></text:p>
      <text:p text:style-name="P14"><text:tab/><text:tab/>- Theta notation (mean <text:s/>case<text:span text:style-name="T2">) </text:span><text:span text:style-name="T6">Θ</text:span><text:span text:style-name="T3">(?)</text:span></text:p>
      <text:p text:style-name="P13"/>
      <text:p text:style-name="P12">- Space complexity:</text:p>
      <text:p text:style-name="P12"><text:tab/>Memory usage of a datastructure should be as minimum as possible.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Mono NF" svg:font-family="'CaskaydiaMono NF'"/>
    <style:font-face style:name="CaskaydiaMono NF1" svg:font-family="'CaskaydiaMono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3:31:35.819644902</meta:creation-date>
    <meta:editing-duration>PT22M48S</meta:editing-duration>
    <meta:editing-cycles>4</meta:editing-cycles>
    <meta:generator>LibreOffice/24.2.4.2$Linux_X86_64 LibreOffice_project/420$Build-2</meta:generator>
    <dc:date>2024-08-13T16:07:19.275834927</dc:date>
    <meta:document-statistic meta:table-count="0" meta:image-count="0" meta:object-count="0" meta:page-count="3" meta:paragraph-count="64" meta:word-count="359" meta:character-count="2136" meta:non-whitespace-character-count="1777"/>
  </office:meta>
</office:document-meta>
</file>